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Andale Mono" svg:font-family="'Andale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bold" officeooo:rsid="0019f7f7" officeooo:paragraph-rsid="001a6c96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Ubuntu" fo:font-size="12pt" fo:font-weight="bold" officeooo:rsid="001e1b7e" officeooo:paragraph-rsid="001e1b7e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Ubuntu" fo:font-size="12pt" fo:font-weight="bold" officeooo:rsid="001eb7fc" officeooo:paragraph-rsid="001eb7fc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Ubuntu" fo:font-size="12pt" fo:font-style="italic" fo:font-weight="bold" officeooo:rsid="001eb7fc" officeooo:paragraph-rsid="001eb7fc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Ubuntu" fo:font-size="12pt" fo:font-style="italic" fo:font-weight="bold" officeooo:rsid="002278f8" officeooo:paragraph-rsid="002278f8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Ubuntu" fo:font-size="12pt" fo:font-style="italic" fo:font-weight="bold" officeooo:rsid="0022b6b8" officeooo:paragraph-rsid="0022b6b8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Ubuntu" fo:font-size="12pt" fo:font-style="italic" fo:font-weight="bold" officeooo:rsid="00249dd5" officeooo:paragraph-rsid="00249dd5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officeooo:paragraph-rsid="0017fd9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1c4b" style:font-style-asian="normal" style:font-style-complex="normal"/>
    </style:style>
    <style:style style:name="T3" style:family="text">
      <style:text-properties fo:font-style="normal" officeooo:rsid="001e1b7e" style:font-style-asian="normal" style:font-style-complex="normal"/>
    </style:style>
    <style:style style:name="T4" style:family="text">
      <style:text-properties fo:font-style="normal" officeooo:rsid="0020ad49" style:font-style-asian="normal" style:font-style-complex="normal"/>
    </style:style>
    <style:style style:name="T5" style:family="text">
      <style:text-properties fo:font-style="normal" officeooo:rsid="0027e62b" style:font-style-asian="normal" style:font-style-complex="normal"/>
    </style:style>
    <style:style style:name="T6" style:family="text">
      <style:text-properties fo:font-style="normal" officeooo:rsid="0029df38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f7f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6c9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1c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278f8" style:font-style-asian="normal" style:font-weight-asian="normal" style:font-style-complex="normal" style:font-weight-complex="normal"/>
    </style:style>
    <style:style style:name="T12" style:family="text">
      <style:text-properties style:font-name="monospace" fo:font-size="9.75pt" fo:font-style="normal" fo:font-weight="normal" officeooo:rsid="0019f7f7" style:font-style-asian="normal" style:font-weight-asian="normal" style:font-style-complex="normal" style:font-weight-complex="normal"/>
    </style:style>
    <style:style style:name="T13" style:family="text">
      <style:text-properties style:font-name="monospace" fo:font-size="9.75pt" fo:font-style="normal" fo:font-weight="normal" officeooo:rsid="001a6c96" style:font-style-asian="normal" style:font-weight-asian="normal" style:font-style-complex="normal" style:font-weight-complex="normal"/>
    </style:style>
    <style:style style:name="T14" style:family="text">
      <style:text-properties style:font-name="monospace" fo:font-size="9.75pt" fo:font-style="normal" style:font-style-asian="normal" style:font-style-complex="normal"/>
    </style:style>
    <style:style style:name="T15" style:family="text">
      <style:text-properties style:font-name="Ubuntu" fo:font-weight="bold" officeooo:rsid="0017fd9c" style:font-weight-asian="bold" style:font-weight-complex="bold"/>
    </style:style>
    <style:style style:name="T16" style:family="text">
      <style:text-properties style:font-name="Ubuntu" fo:font-weight="bold" officeooo:rsid="0019f7f7" style:font-weight-asian="bold" style:font-weight-complex="bold"/>
    </style:style>
    <style:style style:name="T17" style:family="text">
      <style:text-properties style:font-name="Ubuntu" fo:font-weight="normal" officeooo:rsid="0017fd9c" style:font-weight-asian="normal" style:font-weight-complex="normal"/>
    </style:style>
    <style:style style:name="T18" style:family="text">
      <style:text-properties style:font-name="Ubuntu" fo:font-weight="normal" officeooo:rsid="0019f7f7" style:font-weight-asian="normal" style:font-weight-complex="normal"/>
    </style:style>
    <style:style style:name="T19" style:family="text">
      <style:text-properties style:font-name="Ubuntu" fo:font-style="normal" fo:font-weight="bold" officeooo:rsid="0019f7f7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DNS Setup<text:line-break/><text:line-break/>1. </text:span><text:span text:style-name="T17">Install the packages bind9, bind9-host, and ipv6calc<text:line-break/></text:span><text:span text:style-name="T15">sudo apt-get install bind9{,-host} ipv6calc<text:line-break/><text:line-break/></text:span><text:span text:style-name="T16">2. sudo nano -w /etc/hosts<text:line-break/></text:span><text:span text:style-name="T18">alter the file so it contains the following:</text:span><text:span text:style-name="T19"><text:line-break/></text:span><text:span text:style-name="T12">127.0.0.1</text:span><text:span text:style-name="T8"> </text:span><text:span text:style-name="T12">localhost</text:span><text:span text:style-name="T8"><text:line-break/></text:span><text:span text:style-name="T12">127.0.0.1</text:span><text:span text:style-name="T8"> </text:span><text:span text:style-name="T12">server1</text:span><text:span text:style-name="T8"><text:line-break/></text:span><text:span text:style-name="T12">192.168.1.1</text:span><text:span text:style-name="T8"> </text:span><text:span text:style-name="T12">server1.localdomain</text:span></text:p>
      <text:p text:style-name="P8"><text:span text:style-name="T12"/></text:p>
      <text:p text:style-name="P1"><text:span text:style-name="T1">3. </text:span><text:span text:style-name="T7">Edit dhclient.conf<text:line-break/></text:span><text:span text:style-name="T1">sudo nano -w /et</text:span><text:span text:style-name="T4">c/</text:span><text:span text:style-name="T1">dhcp/dhclient.conf<text:line-break/></text:span><text:span text:style-name="T9">Add the following:</text:span></text:p>
      <text:p text:style-name="P1"><text:span text:style-name="T13">supersede host-name "server1";</text:span><text:span text:style-name="T9"><text:line-break/></text:span><text:span text:style-name="T13">supersede domain-name localdomain;</text:span><text:span text:style-name="T9"><text:line-break/></text:span><text:span text:style-name="T13">supersede domain-name-servers 127.0.0.1;</text:span><text:span text:style-name="T9"><text:line-break/></text:span><text:span text:style-name="T13">supersede domain-search "localdomain";<text:line-break/><text:line-break/></text:span><text:span text:style-name="T2">4. </text:span><text:span text:style-name="T10">disable systemd-resolved (Do the same on all clients)<text:line-break/></text:span><text:span text:style-name="T3">sudo systemctl disable systemd-resolved</text:span></text:p>
      <text:p text:style-name="P2"><text:span text:style-name="T1">sudo systemctl stop systemd-resolved</text:span></text:p>
      <text:p text:style-name="P2"><text:span text:style-name="T1"/></text:p>
      <text:p text:style-name="P3"><text:span text:style-name="T1">5. </text:span><text:span text:style-name="T7">Down/up the interface and check the resolv.conf file looks as follows:</text:span></text:p>
      <text:p text:style-name="P2"><text:span text:style-name="T14">#</text:span><text:span text:style-name="T1"> </text:span><text:span text:style-name="T14">ifdown outside</text:span><text:span text:style-name="T1"><text:line-break/></text:span><text:span text:style-name="T14">...</text:span><text:span text:style-name="T1"><text:line-break/></text:span><text:span text:style-name="T14">#</text:span><text:span text:style-name="T1"> </text:span><text:span text:style-name="T14">ifup outside</text:span><text:span text:style-name="T1"><text:line-break/></text:span><text:span text:style-name="T14">...</text:span><text:span text:style-name="T1"><text:line-break/></text:span><text:span text:style-name="T14">$</text:span><text:span text:style-name="T1"> </text:span><text:span text:style-name="T14">cat /etc/resolv.conf</text:span><text:span text:style-name="T1"><text:line-break/></text:span><text:span text:style-name="T14">nameserver 127.0.0.1</text:span><text:span text:style-name="T1"><text:line-break/></text:span><text:span text:style-name="T14">search localdomain</text:span></text:p>
      <text:p text:style-name="P2"><text:span text:style-name="T14"/></text:p>
      <text:p text:style-name="P3"><text:span text:style-name="T1">6. </text:span><text:span text:style-name="T7">Ensure clients have the following file:</text:span></text:p>
      <text:p text:style-name="P4"><text:span text:style-name="T1">/etc/resolvconf/resolv.conf.d/head<text:line-break/></text:span><text:span text:style-name="T11">with the following contents ONLY:</text:span></text:p>
      <text:p text:style-name="P5"><text:span text:style-name="T1">search localdomain</text:span></text:p>
      <text:p text:style-name="P5"><text:span text:style-name="T1">nameserver 192.168.1.1</text:span></text:p>
      <text:p text:style-name="P5"><text:span text:style-name="T1"/></text:p>
      <text:p text:style-name="P6"><text:span text:style-name="T1">7. </text:span><text:span text:style-name="T7">Apply changes</text:span></text:p>
      <text:p text:style-name="P6"><text:span text:style-name="T1">sudo resolvconf -u</text:span></text:p>
      <text:p text:style-name="P6"><text:span text:style-name="T1"/></text:p>
      <text:p text:style-name="P7"><text:span text:style-name="T1">8. </text:span><text:span text:style-name="T6">Follow Lab11 Pt3 onwards to configure the rest.<text:line-break/>(Too complicated to write out step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Andale Mono" svg:font-family="'Andale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05:34.962901583</meta:creation-date>
    <dc:date>2022-04-26T16:47:31.914009153</dc:date>
    <meta:editing-duration>PT31M40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38" meta:character-count="1055" meta:non-whitespace-character-count="927"/>
  </office:meta>
</office:document-meta>
</file>